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Courier, monospace"/>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style:page-number="auto"/>
    </style:style>
    <style:style style:name="P3" style:family="paragraph" style:parent-style-name="Standard">
      <style:paragraph-properties fo:background-color="#ffffff">
        <style:tab-stops>
          <style:tab-stop style:position="13.52cm"/>
        </style:tab-stops>
        <style:background-image/>
      </style:paragraph-properties>
      <style:text-properties fo:font-weight="bold"/>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Consolas" fo:font-size="10.5pt" fo:letter-spacing="normal" fo:font-style="normal" fo:font-weight="normal" fo:background-color="#aaffa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verview</text:span></text:p>
      <text:p text:style-name="Standard">Our proposed system is an application that allows the user to create guided tours across a route of restaurants and pubs. We will implement the ability to record new routes via the Android interface and view previously recorded routes via the web interface.</text:p>
      <text:p text:style-name="Standard"><text:span text:style-name="T1">Platforms and High Level Architecture</text:span></text:p>
      <text:p text:style-name="Standard"><text:span text:style-name="T2">Android – </text:span>It is stated in the specification set by the client that the system is to be designed for Android phones. </text:p>
      <text:p text:style-name="Standard"><text:span text:style-name="T2">PHP –</text:span> Communication between the users phone and database server will be handled on server side. PHP is a popular language ad is available on a large amount of servers.</text:p>
      <text:p text:style-name="Standard"><text:span text:style-name="T2">MySQL - </text:span>MySQL is a popular and widely used database platform which will be used to store images, long and short descriptions, titles, coordinates etc. </text:p>
      <text:p text:style-name="Standard"><text:span text:style-name="T2">Connectivity – </text:span>Image format size will alter depending on the users connection. For example if the user is not connected wirelessly and has a slow 3G connection, images will be formatted to a smaller size and quality to allow a smooth user experience. </text:p>
      <text:p text:style-name="Standard">The high level architecture consists of the following criteria and elements;</text:p>
      <text:p text:style-name="Standard"><text:span text:style-name="T2">Map </text:span>– We will be using the Google Maps API as it is intuitive to users, and is one of the most popular location services in the industry. The map <text:s/>will be used to display the route that the user is recording.</text:p>
      <text:p text:style-name="Standard"><text:span text:style-name="T2">Recording – </text:span>To record a route the user will simply navigate the UI to a “start recording” button. A route can then be started, paused and stopped. There will also be functionality to add a point of interest which will be a restaurant or pub, followed by a short description of the location. </text:p>
      <text:p text:style-name="Standard"><text:span text:style-name="T2">Save route –</text:span> once a route has been recorded, the user can then save it. We will be storing the routes in a MySQL database which can then be revisited by the user.<text:bookmark text:name="_GoBack"/></text:p>
      <text:p text:style-name="Standard"><text:span text:style-name="T2">Location Images – </text:span>To meet the clients specification we will be incorporating the ability for a user to take a picture at a location in a route that is being recorded, and assign it to a specific location. For example taking a picture of the restaurant or pub and setting that picture to the desired location.</text:p>
      <text:p text:style-name="P1">Database – <text:span text:style-name="T4">All route data when sent will be bundled and handled appropriately by the server, and then added to a database containing all route information. MySQL commands will be used to display route information on the web page.</text:span></text:p>
      <text:p text:style-name="P3"><text:span text:style-name="T3">Webpage –</text:span><text:span text:style-name="T4"> The web page will be written in HTML and CSS. The page will contain a map of the selected route using the Google Maps API which will be in Javascript. Database interaction using SQL commands will be used in conjunction with the JavaScript to load map coordinates. The tour information table will be handled using PHP and SQL. </text:span></text:p>
      <text:p text:style-name="Standard"><text:span text:style-name="T1">Description of Target Users</text:span></text:p>
      <text:p text:style-name="Standard"><text:soft-page-break/>A large contributing factor in the design choices in our app are because our target market users are students. The UI will be simplistic and easy to use, especially as our users are stereotypically lazy and are expected to become more inebriated as they progress through their rout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Courier, monospace"/>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meta:initial-creator>
    <dc:creator>Martin Ferris</dc:creator>
    <meta:editing-cycles>5</meta:editing-cycles>
    <meta:creation-date>2013-11-05T16:45:00</meta:creation-date>
    <dc:date>2013-12-04T03:30:18.85</dc:date>
    <meta:editing-duration>PT1M12S</meta:editing-duration>
    <meta:generator>OpenOffice/4.0.1$Win32 OpenOffice.org_project/401m5$Build-9714</meta:generator>
    <meta:document-statistic meta:table-count="0" meta:image-count="0" meta:object-count="0" meta:page-count="2" meta:paragraph-count="16" meta:word-count="515" meta:character-count="29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